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b0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 <text:span text:style-name="T2">rafa245</text:span>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3:57:27.463000000</dc:date>
    <meta:editing-duration>PT5M36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8" meta:character-count="374" meta:non-whitespace-character-count="325"/>
  </office:meta>
</office:document-meta>
</file>